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text-properties officeooo:rsid="00173b13" officeooo:paragraph-rsid="00173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3b13" officeooo:paragraph-rsid="00173b1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o Bar</text:p>
      </style:header>
      <style:footer>
        <text:p text:style-name="MP2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2T19:34:04.920083285</dc:date>
    <meta:editing-duration>PT1M38S</meta:editing-duration>
    <meta:editing-cycles>1</meta:editing-cycles>
    <meta:document-statistic meta:table-count="0" meta:image-count="0" meta:object-count="0" meta:page-count="1" meta:paragraph-count="4" meta:word-count="6" meta:character-count="23" meta:non-whitespace-character-count="19"/>
  </office:meta>
</office:document-meta>
</file>